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5cm" fo:min-width="13cm" fo:padding-top="0.15cm" fo:padding-bottom="0.15cm" fo:padding-left="0.275cm" fo:padding-right="0.275cm"/>
    </style:style>
    <style:style style:name="gr2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74cm" fo:min-width="1.49cm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25cm" fo:min-width="0.5cm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75cm" fo:min-width="2cm" fo:padding-top="0.125cm" fo:padding-bottom="0.125cm" fo:padding-left="0.25cm" fo:padding-right="0.25cm"/>
    </style:style>
    <style:style style:name="gr5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75cm" fo:min-width="1.75cm" fo:padding-top="0.125cm" fo:padding-bottom="0.125cm" fo:padding-left="0.25cm" fo:padding-right="0.25cm"/>
    </style:style>
    <style:style style:name="gr6" style:family="graphic" style:parent-style-name="measure" style:list-style-name="L1">
      <style:graphic-properties draw:textarea-vertical-align="middle" draw:line-distance="1.05cm"/>
    </style:style>
    <style:style style:name="gr7" style:family="graphic" style:parent-style-name="measure" style:list-style-name="L1">
      <style:graphic-properties draw:textarea-vertical-align="middle" draw:line-distance="0.3cm" draw:placing="below"/>
    </style:style>
    <style:style style:name="gr8" style:family="graphic" style:parent-style-name="measure" style:list-style-name="L1">
      <style:graphic-properties draw:textarea-vertical-align="middle" draw:line-distance="0.3cm"/>
    </style:style>
    <style:style style:name="gr9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cm" fo:min-width="0.5cm" fo:padding-top="0.125cm" fo:padding-bottom="0.125cm" fo:padding-left="0.25cm" fo:padding-right="0.25cm"/>
    </style:style>
    <style:style style:name="gr10" style:family="graphic" style:parent-style-name="measure" style:list-style-name="L1">
      <style:graphic-properties draw:textarea-vertical-align="middle" draw:line-distance="0.3cm"/>
    </style:style>
    <style:style style:name="gr11" style:family="graphic" style:parent-style-name="measure" style:list-style-name="L1">
      <style:graphic-properties draw:textarea-vertical-align="middle" draw:line-distance="1.658cm"/>
    </style:style>
    <style:style style:name="gr12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75cm" fo:min-width="0cm" fo:padding-top="0.125cm" fo:padding-bottom="0.125cm" fo:padding-left="0.25cm" fo:padding-right="0.25cm"/>
    </style:style>
    <style:style style:name="gr13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75cm" fo:min-width="1.5cm" fo:padding-top="0.125cm" fo:padding-bottom="0.125cm" fo:padding-left="0.25cm" fo:padding-right="0.25cm"/>
    </style:style>
    <style:style style:name="gr14" style:family="graphic" style:parent-style-name="standard">
      <style:graphic-properties svg:stroke-width="0.05cm" svg:stroke-color="#000000" draw:marker-start-width="0.375cm" draw:marker-end-width="0.375cm" draw:fill="none" draw:textarea-horizontal-align="justify" draw:textarea-vertical-align="middle" draw:auto-grow-height="false" fo:min-height="0.7cm" fo:min-width="0cm" fo:padding-top="0.15cm" fo:padding-bottom="0.15cm" fo:padding-left="0.275cm" fo:padding-right="0.275cm"/>
    </style:style>
    <style:style style:name="gr15" style:family="graphic" style:parent-style-name="measure" style:list-style-name="L1">
      <style:graphic-properties draw:textarea-vertical-align="middle" draw:line-distance="0.3cm"/>
    </style:style>
    <style:style style:name="gr16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75cm" fo:min-width="13cm" fo:padding-top="0.125cm" fo:padding-bottom="0.125cm" fo:padding-left="0.25cm" fo:padding-right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8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fo:font-size="8pt" fo:font-weight="bold" style:font-weight-asian="bold" style:font-weight-complex="bold"/>
    </style:style>
    <style:style style:name="P6" style:family="paragraph">
      <style:paragraph-properties fo:text-align="center"/>
      <style:text-properties fo:font-size="8pt"/>
    </style:style>
    <style:style style:name="P7" style:family="paragraph">
      <loext:graphic-properties draw:fill="none"/>
      <style:paragraph-properties fo:text-align="center"/>
      <style:text-properties fo:font-size="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7pt" fo:font-weight="bold" style:font-size-asian="7pt" style:font-weight-asian="bold" style:font-size-complex="7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5cm" svg:height="1cm" svg:x="3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cm" svg:x="3cm" svg:y="6cm">
          <text:p text:style-name="P2"><text:span text:style-name="T1">Pr</text:span><text:span text:style-name="T1">ot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13.5cm 7cm)">
          <text:p text:style-name="P4"><text:span text:style-name="T2">Hop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5cm" svg:height="1cm" svg:x="14cm" svg:y="6cm">
          <text:p text:style-name="P2"><text:span text:style-name="T1">Inde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13cm 7cm)">
          <text:p text:style-name="P4"><text:span text:style-name="T2">Hop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12.5cm 7cm)">
          <text:p text:style-name="P4"><text:span text:style-name="T2">Ho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12cm 7cm)">
          <text:p text:style-name="P4"><text:span text:style-name="T2">Hop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11.5cm 7cm)">
          <text:p text:style-name="P4"><text:span text:style-name="T2">Hop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11cm 7cm)">
          <text:p text:style-name="P4"><text:span text:style-name="T2">Hop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10.5cm 7cm)">
          <text:p text:style-name="P4"><text:span text:style-name="T2">Hop 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10cm 7cm)">
          <text:p text:style-name="P4"><text:span text:style-name="T2">Hop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9.5cm 7cm)">
          <text:p text:style-name="P4"><text:span text:style-name="T2">Hop 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9cm 7cm)">
          <text:p text:style-name="P4"><text:span text:style-name="T2">Hop 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8.5cm 7cm)">
          <text:p text:style-name="P4"><text:span text:style-name="T2">Hop 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8cm 7cm)">
          <text:p text:style-name="P4"><text:span text:style-name="T2">Hop 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5.25cm 7cm)">
          <text:p text:style-name="P4"><text:span text:style-name="T2">Hop 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25cm" svg:height="1cm" svg:x="5.75cm" svg:y="6cm">
          <text:p text:style-name="P6">...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6" draw:text-style-name="P8" draw:layer="measurelines" svg:x1="3cm" svg:y1="6cm" svg:x2="5cm" svg:y2="6cm">
          <text:p text:style-name="P8">4b</text:p>
        </draw:measure>
        <draw:measure draw:style-name="gr7" draw:text-style-name="P8" draw:layer="layout" svg:x1="5.249cm" svg:y1="6cm" svg:x2="4.999cm" svg:y2="6cm">
          <text:p text:style-name="P8">1b <text:s text:c="3"/></text:p>
        </draw:measure>
        <draw:measure draw:style-name="gr8" draw:text-style-name="P8" draw:layer="layout" svg:x1="8.001cm" svg:y1="6cm" svg:x2="8.5cm" svg:y2="6cm">
          <text:p text:style-name="P8">2b</text:p>
        </draw:measure>
        <draw:custom-shape draw:style-name="gr9" draw:text-style-name="P10" draw:layer="layout" svg:width="1cm" svg:height="0.25cm" draw:transform="rotate (1.5707963267949) translate (5cm 7cm)">
          <text:p text:style-name="P9"><text:span text:style-name="T3">G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0" draw:text-style-name="P8" draw:layer="layout" svg:x1="14cm" svg:y1="6cm" svg:x2="16.5cm" svg:y2="6cm">
          <text:p text:style-name="P8">5b</text:p>
        </draw:measure>
        <draw:measure draw:style-name="gr11" draw:text-style-name="P8" draw:layer="layout" svg:x1="3cm" svg:y1="5.858cm" svg:x2="16.5cm" svg:y2="5.858cm">
          <text:p text:style-name="P8">64b</text:p>
        </draw:measure>
        <draw:custom-shape draw:style-name="gr4" draw:text-style-name="P12" draw:layer="layout" svg:width="2.5cm" svg:height="1cm" svg:x="14cm" svg:y="7cm">
          <text:p text:style-name="P1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0.5cm" svg:height="1cm" svg:x="12.5cm" svg:y="7cm">
          <text:p text:style-name="P13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4" draw:layer="layout" svg:width="2.25cm" svg:height="1cm" svg:x="5.75cm" svg:y="7cm">
          <text:p text:style-name="P13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2cm" svg:height="1cm" svg:x="3cm" svg:y="7cm">
          <text:p text:style-name="P11"><text:span text:style-name="T4">4'b0000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0.5cm" svg:height="1cm" svg:x="13cm" svg:y="7cm">
          <text:p text:style-name="P13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0.5cm" svg:height="1cm" svg:x="13.5cm" svg:y="7cm">
          <text:p text:style-name="P13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0.5cm" svg:height="1cm" svg:x="12cm" svg:y="7cm">
          <text:p text:style-name="P13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0.5cm" svg:height="1cm" svg:x="10.5cm" svg:y="7cm">
          <text:p text:style-name="P13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0.5cm" svg:height="1cm" svg:x="11cm" svg:y="7cm">
          <text:p text:style-name="P13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0.5cm" svg:height="1cm" svg:x="11.5cm" svg:y="7cm">
          <text:p text:style-name="P13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0.5cm" svg:height="1cm" svg:x="10cm" svg:y="7cm">
          <text:p text:style-name="P13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0.5cm" svg:height="1cm" svg:x="8.5cm" svg:y="7cm">
          <text:p text:style-name="P13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0.5cm" svg:height="1cm" svg:x="9cm" svg:y="7cm">
          <text:p text:style-name="P13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0.5cm" svg:height="1cm" svg:x="9.5cm" svg:y="7cm">
          <text:p text:style-name="P13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0.5cm" svg:height="1cm" svg:x="8cm" svg:y="7cm">
          <text:p text:style-name="P13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0.5cm" svg:height="1cm" svg:x="5.25cm" svg:y="7cm">
          <text:p text:style-name="P13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5cm" svg:height="1cm" svg:x="5cm" svg:y="7cm">
          <text:p text:style-name="P6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0.5cm" svg:height="1cm" svg:x="2.5cm" svg:y="6cm">
          <text:p text:style-name="P9"><text:span text:style-name="T3">Lst</text:span></text:p>
          <text:p text:style-name="P9"><text:span text:style-name="T3">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0.5cm" svg:height="1cm" svg:x="2.5cm" svg:y="7cm">
          <text:p text:style-name="P13">0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5" draw:text-style-name="P8" draw:layer="layout" svg:x1="2.5cm" svg:y1="6cm" svg:x2="3.001cm" svg:y2="6cm">
          <text:p text:style-name="P8">1b</text:p>
        </draw:measure>
        <draw:custom-shape draw:style-name="gr16" draw:text-style-name="P14" draw:layer="layout" svg:width="13.5cm" svg:height="1cm" svg:x="3cm" svg:y="8cm">
          <text:p text:style-name="P13">Paylo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0.5cm" svg:height="1cm" svg:x="2.5cm" svg:y="8cm">
          <text:p text:style-name="P13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13.5cm" svg:height="1cm" svg:x="3cm" svg:y="9cm">
          <text:p text:style-name="P13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0.5cm" svg:height="1cm" svg:x="2.5cm" svg:y="9cm">
          <text:p text:style-name="P13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13.5cm" svg:height="1cm" svg:x="3cm" svg:y="10cm">
          <text:p text:style-name="P13">Last Paylo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0.5cm" svg:height="1cm" svg:x="2.5cm" svg:y="10cm">
          <text:p text:style-name="P13">1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</meta:initial-creator>
    <meta:creation-date>2016-08-20T11:39:09.881667938</meta:creation-date>
    <dc:date>2016-08-21T10:35:28.519513141</dc:date>
    <dc:creator>christophe </dc:creator>
    <meta:editing-duration>PT22H41M5S</meta:editing-duration>
    <meta:editing-cycles>9</meta:editing-cycles>
    <meta:generator>LibreOffice/5.2.0.4$Linux_X86_64 LibreOffice_project/20m0$Build-4</meta:generator>
    <meta:document-statistic meta:object-count="49"/>
  </office:meta>
</office:document-meta>
</file>